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 manifest:full-path="Pictures/TablePreview8.svm"/>
  <manifest:file-entry manifest:media-type="" manifest:full-path="Pictures/TablePreview9.svm"/>
  <manifest:file-entry manifest:media-type="" manifest:full-path="Pictures/TablePreview1.svm"/>
  <manifest:file-entry manifest:media-type="" manifest:full-path="Pictures/TablePreview10.svm"/>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6.826cm" style:use-optimal-column-width="false"/>
    </style:style>
    <style:style style:name="co2" style:family="table-column">
      <style:table-column-properties style:column-width="18.373cm" style:use-optimal-column-width="false"/>
    </style:style>
    <style:style style:name="ro1" style:family="table-row">
      <style:table-row-properties style:row-height="1.055cm"/>
    </style:style>
    <style:style style:name="ro2" style:family="table-row">
      <style:table-row-properties style:row-height="1.577cm"/>
    </style:style>
    <style:style style:name="ro3" style:family="table-row">
      <style:table-row-properties style:row-height="1.037cm"/>
    </style:style>
    <style:style style:name="ro4" style:family="table-row">
      <style:table-row-properties style:row-height="2.365cm"/>
    </style:style>
    <style:style style:name="ro5" style:family="table-row">
      <style:table-row-properties style:row-height="1.04cm"/>
    </style:style>
    <style:style style:name="ro6" style:family="table-row">
      <style:table-row-properties style:row-height="1.046cm"/>
    </style:style>
    <style:style style:name="ro7" style:family="table-row">
      <style:table-row-properties style:row-height="1.028cm"/>
    </style:style>
    <style:style style:name="ro8" style:family="table-row">
      <style:table-row-properties style:row-height="1.563cm"/>
    </style:style>
    <style:style style:name="ro9" style:family="table-row">
      <style:table-row-properties style:row-height="1.033cm"/>
    </style:style>
    <style:style style:name="ro10" style:family="table-row">
      <style:table-row-properties style:row-height="1.009cm"/>
    </style:style>
    <style:style style:name="ro11" style:family="table-row">
      <style:table-row-properties style:row-height="0.991cm"/>
    </style:style>
    <style:style style:name="ro12" style:family="table-row">
      <style:table-row-properties style:row-height="1.507cm"/>
    </style:style>
    <style:style style:name="ro13" style:family="table-row">
      <style:table-row-properties style:row-height="0.996cm"/>
    </style:style>
    <style:style style:name="ro14" style:family="table-row">
      <style:table-row-properties style:row-height="1.115cm"/>
    </style:style>
    <style:style style:name="ro15" style:family="table-row">
      <style:table-row-properties style:row-height="1.666cm"/>
    </style:style>
    <style:style style:name="ro16" style:family="table-row">
      <style:table-row-properties style:row-height="1.095cm"/>
    </style:style>
    <style:style style:name="ro17" style:family="table-row">
      <style:table-row-properties style:row-height="1.098cm"/>
    </style:style>
    <style:style style:name="ro18" style:family="table-row">
      <style:table-row-properties style:row-height="1.057cm"/>
    </style:style>
    <style:style style:name="ro19" style:family="table-row">
      <style:table-row-properties style:row-height="1.579cm"/>
    </style:style>
    <style:style style:name="ro20" style:family="table-row">
      <style:table-row-properties style:row-height="1.038cm"/>
    </style:style>
    <style:style style:name="ro21" style:family="table-row">
      <style:table-row-properties style:row-height="3.157cm"/>
    </style:style>
    <style:style style:name="ro22" style:family="table-row">
      <style:table-row-properties style:row-height="2.368cm"/>
    </style:style>
    <style:style style:name="ro23" style:family="table-row">
      <style:table-row-properties style:row-height="1.023cm"/>
    </style:style>
    <style:style style:name="ro24" style:family="table-row">
      <style:table-row-properties style:row-height="1.005cm"/>
    </style:style>
    <style:style style:name="ro25" style:family="table-row">
      <style:table-row-properties style:row-height="2.293cm"/>
    </style:style>
    <style:style style:name="ro26" style:family="table-row">
      <style:table-row-properties style:row-height="1.529cm"/>
    </style:style>
    <style:style style:name="ro27" style:family="table-row">
      <style:table-row-properties style:row-height="1.01cm"/>
    </style:style>
    <style:style style:name="ro28" style:family="table-row">
      <style:table-row-properties style:row-height="0.972cm"/>
    </style:style>
    <style:style style:name="ro29" style:family="table-row">
      <style:table-row-properties style:row-height="2.394cm"/>
    </style:style>
    <style:style style:name="ro30" style:family="table-row">
      <style:table-row-properties style:row-height="3.105cm"/>
    </style:style>
    <style:style style:name="ce1" style:family="table-cell">
      <style:graphic-properties style:repeat="repeat"/>
    </style:style>
    <style:style style:name="P1" style:family="paragraph">
      <style:text-properties fo:font-family="Cantarell" style:font-pitch="variable"/>
    </style:style>
    <style:style style:name="P2" style:family="paragraph">
      <style:paragraph-properties style:text-autospace="none"/>
    </style:style>
    <style:style style:name="P3" style:family="paragraph">
      <style:text-properties fo:font-size="20pt"/>
    </style:style>
    <style:style style:name="T1" style:family="text">
      <style:text-properties fo:font-family="Cantarell" style:font-pitch="variable"/>
    </style:style>
    <style:style style:name="T2" style:family="text">
      <style:text-properties fo:font-family="Cantarell" style:font-pitch="variable" fo:font-size="20pt" style:font-size-asian="20pt" style:font-size-complex="20pt"/>
    </style:style>
    <style:style style:name="T3" style:family="text">
      <style:text-properties fo:font-family="Cantarell" style:font-pitch="variable" fo:font-size="32pt" style:font-size-asian="32pt" style:font-size-complex="32pt"/>
    </style:style>
    <style:style style:name="T4" style:family="text">
      <style:text-properties fo:font-size="18pt" style:font-size-asian="18pt" style:font-size-complex="18pt"/>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presentation:user-transformed="true">
          <draw:text-box>
            <text:p><text:span text:style-name="T1"/></text:p>
            <text:p><text:span text:style-name="T1"/></text:p>
            <text:p><text:span text:style-name="T1"/></text:p>
            <text:p><text:span text:style-name="T1">Team 7</text:span></text:p>
            <text:p><text:span text:style-name="T2">~ Alexis Engelke, Johannes Fischer, Ralph Schaumann, Saurabh Nawalgaria ~</text:span></text:p>
            <text:p><text:span text:style-name="T2"/></text:p>
            <text:p><text:span text:style-name="T3">Presents:</text:span></text:p>
            <text:p><text:span text:style-name="T3"/></text:p>
            <text:p><text:span text:style-name="T3">The SecureBank</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Use cases</text:p>
          </draw:text-box>
        </draw:frame>
        <draw:frame presentation:style-name="pr4" draw:layer="layout" svg:width="25.199cm" svg:height="12.179cm" svg:x="1.4cm" svg:y="4.914cm" presentation:class="outline" presentation:user-transformed="true">
          <draw:text-box>
            <text:list text:style-name="L2">
              <text:list-item>
                <text:p>Customer / employee registration</text:p>
                <text:list>
                  <text:list-item>
                    <text:p>Registration has to be approved, TANs sent on approval</text:p>
                  </text:list-item>
                </text:list>
              </text:list-item>
              <text:list-item>
                <text:p>Login and Logout</text:p>
              </text:list-item>
              <text:list-item>
                <text:p>Customer / employee can view account details</text:p>
              </text:list-item>
              <text:list-item>
                <text:p>Customer / employee can view transaction history and export this as PDF</text:p>
              </text:list-item>
              <text:list-item>
                <text:p>Customer money transfer via HTML form or uploaded transaction file</text:p>
                <text:list>
                  <text:list-item>
                    <text:p>Transactions &gt; 10,000 € have to be approved</text:p>
                  </text:list-item>
                  <text:list-item>
                    <text:p>Batch processing supported</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Alexis Engelke</text:p>
                <text:list>
                  <text:list-item>
                    <text:p>Basic Site Structure: 2 hours</text:p>
                  </text:list-item>
                  <text:list-item>
                    <text:p>Database driver: 2 hours</text:p>
                  </text:list-item>
                  <text:list-item>
                    <text:p>Database tables: 1.5 hour</text:p>
                  </text:list-item>
                  <text:list-item>
                    <text:p>Login: 2 hours</text:p>
                  </text:list-item>
                  <text:list-item>
                    <text:p>Design updates: 1 hour</text:p>
                  </text:list-item>
                  <text:list-item>
                    <text:p>MySQL-C-API: 2 hours</text:p>
                  </text:list-item>
                  <text:list-item>
                    <text:p>Batch processing: 2 hours</text:p>
                  </text:list-item>
                  <text:list-item>
                    <text:p>TAN generation: 2 hours</text:p>
                  </text:list-item>
                  <text:list-item>
                    <text:p>Registration approval UI: 1 hour</text:p>
                  </text:list-item>
                  <text:list-item>
                    <text:p>Binding C parser to PHP application: 2 hours</text:p>
                  </text:list-item>
                  <text:list-item>
                    <text:p>Testing: 1 hou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Johannes Fischer (30h)</text:p>
                <text:list>
                  <text:list-item>
                    <text:list>
                      <text:list-item>
                        <text:p text:style-name="P2"><text:span text:style-name="T4">PHP Page Builder Prototype (2h)</text:span></text:p>
                      </text:list-item>
                      <text:list-item>
                        <text:p text:style-name="P2"><text:span text:style-name="T4">Build Test HTML partials (1h)</text:span></text:p>
                      </text:list-item>
                      <text:list-item>
                        <text:p text:style-name="P2"><text:span text:style-name="T4">Test HTML partials with Page Builder Prototype (1h)</text:span></text:p>
                      </text:list-item>
                      <text:list-item>
                        <text:p text:style-name="P2"><text:span text:style-name="T4">Added HTML partials for basic functionality (2h)</text:span></text:p>
                      </text:list-item>
                      <text:list-item>
                        <text:p text:style-name="P2"><text:span text:style-name="T4">Changed all of index.php to use HTML partials (2h)</text:span></text:p>
                      </text:list-item>
                      <text:list-item>
                        <text:p text:style-name="P2"><text:span text:style-name="T4">Added partials for the user's home (1h)</text:span></text:p>
                      </text:list-item>
                      <text:list-item>
                        <text:p text:style-name="P2"><text:span text:style-name="T4">Testing several use cases (2h)</text:span></text:p>
                      </text:list-item>
                      <text:list-item>
                        <text:p text:style-name="P2"><text:span text:style-name="T4">Looking for solutions for email sending (2h)</text:span></text:p>
                      </text:list-item>
                      <text:list-item>
                        <text:p text:style-name="P2"><text:span text:style-name="T4">Debugging (2h)</text:span></text:p>
                      </text:list-item>
                      <text:list-item>
                        <text:p text:style-name="P2"><text:span text:style-name="T4">PDF export create dummy file (2h)</text:span></text:p>
                      </text:list-item>
                      <text:list-item>
                        <text:p text:style-name="P2"><text:span text:style-name="T4">PDF export implementation with dummy values (2h)</text:span></text:p>
                      </text:list-item>
                      <text:list-item>
                        <text:p text:style-name="P2"><text:span text:style-name="T4">PDF export implementation finish (real values) (2h)</text:span></text:p>
                      </text:list-item>
                      <text:list-item>
                        <text:p text:style-name="P2"><text:span text:style-name="T4">Fixed errors of PDF creation (2h)</text:span></text:p>
                      </text:list-item>
                      <text:list-item>
                        <text:p text:style-name="P2"><text:span text:style-name="T4">Fixed users' home site (2h)</text:span></text:p>
                      </text:list-item>
                      <text:list-item>
                        <text:p text:style-name="P2"><text:span text:style-name="T4">Fixed UI problems (showing more info now) (2h)</text:span></text:p>
                      </text:list-item>
                      <text:list-item>
                        <text:p text:style-name="P2"><text:span text:style-name="T4">Fixed transaction approval (2h)</text:span></text:p>
                      </text:list-item>
                      <text:list-item>
                        <text:p text:style-name="P2"><text:span text:style-name="T4">Help with mail (1h)</text:span></text:p>
                      </text:list-item>
                    </text:list>
                  </text:list-item>
                </text:list>
              </text:list-item>
            </text:list>
            <text:p text:style-name="P2"><text:span text:style-name="T4"/></text:p>
            <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Ralph Schaumann</text:p>
                <text:list>
                  <text:list-item>
                    <text:p>C parser</text:p>
                  </text:list-item>
                  <text:list-item>
                    <text:p>Mail functionality</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Saurabh Nawalgaria</text:p>
                <text:list>
                  <text:list-item>
                    <text:p>Transaction perfoming in PHP</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Registration</text:p>
          </draw:text-box>
        </draw:frame>
        <draw:frame draw:style-name="standard" draw:layer="layout" svg:width="25.198cm" svg:height="12.30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2" table:default-cell-style-name="ce1">
              <table:table-cell>
                <text:p>Goal</text:p>
              </table:table-cell>
              <table:table-cell>
                <text:p>End-user (new-customer or employee) wants to get an account at the SecureBank.</text:p>
              </table:table-cell>
            </table:table-row>
            <table:table-row table:style-name="ro3" table:default-cell-style-name="ce1">
              <table:table-cell>
                <text:p>Actors</text:p>
              </table:table-cell>
              <table:table-cell>
                <text:p>Customer/Employee</text:p>
              </table:table-cell>
            </table:table-row>
            <table:table-row table:style-name="ro3" table:default-cell-style-name="ce1">
              <table:table-cell>
                <text:p>Pre-Conditions</text:p>
              </table:table-cell>
              <table:table-cell>
                <text:p>End-user found the web-page</text:p>
              </table:table-cell>
            </table:table-row>
            <table:table-row table:style-name="ro2" table:default-cell-style-name="ce1">
              <table:table-cell>
                <text:p>Main Course of Execution</text:p>
              </table:table-cell>
              <table:table-cell>
                <text:p>The end-user enters his name, e-mail and password and clicks “register”</text:p>
              </table:table-cell>
            </table:table-row>
            <table:table-row table:style-name="ro3" table:default-cell-style-name="ce1">
              <table:table-cell>
                <text:p>Alternate courses</text:p>
              </table:table-cell>
              <table:table-cell>
                <text:p>None</text:p>
              </table:table-cell>
            </table:table-row>
            <table:table-row table:style-name="ro2" table:default-cell-style-name="ce1">
              <table:table-cell>
                <text:p>Exceptions</text:p>
              </table:table-cell>
              <table:table-cell>
                <text:p>If the e-mail address is not unique or the passwords don't match, an error is shown</text:p>
              </table:table-cell>
            </table:table-row>
            <table:table-row table:style-name="ro4" table:default-cell-style-name="ce1">
              <table:table-cell>
                <text:p>Post-conditions</text:p>
              </table:table-cell>
              <table:table-cell>
                <text:p>An employee gets a notice about the registration. After the approval of an employee, an e-mail with TANs gets sent and the user can use its login as well as perform transactions.</text:p>
              </table:table-cell>
            </table:table-row>
            <table:table-row table:style-name="ro5" table:default-cell-style-name="ce1">
              <table:table-cell>
                <text:p>Data-formats used</text:p>
              </table:table-cell>
              <table:table-cell>
                <text:p>Text / E-Mai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Login</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6" table:default-cell-style-name="ce1">
              <table:table-cell/>
              <table:table-cell/>
            </table:table-row>
            <table:table-row table:style-name="ro7" table:default-cell-style-name="ce1">
              <table:table-cell>
                <text:p>Goal</text:p>
              </table:table-cell>
              <table:table-cell>
                <text:p>End-user (customer or employee) wants to log into his account</text:p>
              </table:table-cell>
            </table:table-row>
            <table:table-row table:style-name="ro7" table:default-cell-style-name="ce1">
              <table:table-cell>
                <text:p>Actors</text:p>
              </table:table-cell>
              <table:table-cell>
                <text:p>Customer/Employee</text:p>
              </table:table-cell>
            </table:table-row>
            <table:table-row table:style-name="ro7" table:default-cell-style-name="ce1">
              <table:table-cell>
                <text:p>Pre-Conditions</text:p>
              </table:table-cell>
              <table:table-cell>
                <text:p>End-user registered</text:p>
              </table:table-cell>
            </table:table-row>
            <table:table-row table:style-name="ro8" table:default-cell-style-name="ce1">
              <table:table-cell>
                <text:p>Main Course of Execution</text:p>
              </table:table-cell>
              <table:table-cell>
                <text:p>The end-user enters his e-mail and password and clicks “login”</text:p>
              </table:table-cell>
            </table:table-row>
            <table:table-row table:style-name="ro7" table:default-cell-style-name="ce1">
              <table:table-cell>
                <text:p>Alternate courses</text:p>
              </table:table-cell>
              <table:table-cell>
                <text:p>None</text:p>
              </table:table-cell>
            </table:table-row>
            <table:table-row table:style-name="ro8" table:default-cell-style-name="ce1">
              <table:table-cell>
                <text:p>Exceptions</text:p>
              </table:table-cell>
              <table:table-cell>
                <text:p>If the e-mail address is not known or the password is wrong, an error message is shown</text:p>
              </table:table-cell>
            </table:table-row>
            <table:table-row table:style-name="ro8" table:default-cell-style-name="ce1">
              <table:table-cell>
                <text:p>Post-conditions</text:p>
              </table:table-cell>
              <table:table-cell>
                <text:p>The user is logged in and can perform transactions as well as see his transaction history</text:p>
              </table:table-cell>
            </table:table-row>
            <table:table-row table:style-name="ro9" table:default-cell-style-name="ce1">
              <table:table-cell>
                <text:p>Data-formats used</text:p>
              </table:table-cell>
              <table:table-cell>
                <text:p>Text / E-Mail</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Logout</text:p>
          </draw:text-box>
        </draw:frame>
        <draw:frame draw:style-name="standard" draw:layer="layout" svg:width="25.198cm" svg:height="9.457cm" svg:x="1.4cm" svg:y="4.914cm" presentation:class="table" presentation:user-transformed="true">
          <table:table table:template-name="default" table:use-first-row-styles="true" table:use-banding-rows-styles="true">
            <table:table-column table:style-name="co1"/>
            <table:table-column table:style-name="co2"/>
            <table:table-row table:style-name="ro10" table:default-cell-style-name="ce1">
              <table:table-cell/>
              <table:table-cell/>
            </table:table-row>
            <table:table-row table:style-name="ro11" table:default-cell-style-name="ce1">
              <table:table-cell>
                <text:p>Goal</text:p>
              </table:table-cell>
              <table:table-cell>
                <text:p>End-user (customer or employee) can log out of his account</text:p>
              </table:table-cell>
            </table:table-row>
            <table:table-row table:style-name="ro11" table:default-cell-style-name="ce1">
              <table:table-cell>
                <text:p>Actors</text:p>
              </table:table-cell>
              <table:table-cell>
                <text:p>Customer/Employee</text:p>
              </table:table-cell>
            </table:table-row>
            <table:table-row table:style-name="ro11" table:default-cell-style-name="ce1">
              <table:table-cell>
                <text:p>Pre-Conditions</text:p>
              </table:table-cell>
              <table:table-cell>
                <text:p>End-user is logged in</text:p>
              </table:table-cell>
            </table:table-row>
            <table:table-row table:style-name="ro12" table:default-cell-style-name="ce1">
              <table:table-cell>
                <text:p>Main Course of Execution</text:p>
              </table:table-cell>
              <table:table-cell>
                <text:p>The end-user clicks “logout”</text:p>
              </table:table-cell>
            </table:table-row>
            <table:table-row table:style-name="ro11" table:default-cell-style-name="ce1">
              <table:table-cell>
                <text:p>Alternate courses</text:p>
              </table:table-cell>
              <table:table-cell>
                <text:p>None</text:p>
              </table:table-cell>
            </table:table-row>
            <table:table-row table:style-name="ro11" table:default-cell-style-name="ce1">
              <table:table-cell>
                <text:p>Exceptions</text:p>
              </table:table-cell>
              <table:table-cell>
                <text:p>None</text:p>
              </table:table-cell>
            </table:table-row>
            <table:table-row table:style-name="ro11" table:default-cell-style-name="ce1">
              <table:table-cell>
                <text:p>Post-conditions</text:p>
              </table:table-cell>
              <table:table-cell>
                <text:p>The user is no longer logged in.</text:p>
              </table:table-cell>
            </table:table-row>
            <table:table-row table:style-name="ro13" table:default-cell-style-name="ce1">
              <table:table-cell>
                <text:p>Data-formats used</text:p>
              </table:table-cell>
              <table:table-cell>
                <text:p>None</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Bank account details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account details, such as the account balance</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transaction history.</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HTML form</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transfer money from his account to any other account.</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knows the account ID of the recipient and knows at least one unused TAN.</text:p>
              </table:table-cell>
            </table:table-row>
            <table:table-row table:style-name="ro21" table:default-cell-style-name="ce1">
              <table:table-cell>
                <text:p>Main Course of Execution</text:p>
              </table:table-cell>
              <table:table-cell>
                <text:p>The customer clicks on the “New transaction” link on the homepage and enters the required information (recipient, amount in euros, TAN, subject) into the form and clicks on the “Perform Transaction” button</text:p>
              </table:table-cell>
            </table:table-row>
            <table:table-row table:style-name="ro20" table:default-cell-style-name="ce1">
              <table:table-cell>
                <text:p>Alternate courses</text:p>
              </table:table-cell>
              <table:table-cell>
                <text:p>Money transfer via batch file, see next page</text:p>
              </table:table-cell>
            </table:table-row>
            <table:table-row table:style-name="ro22" table:default-cell-style-name="ce1">
              <table:table-cell>
                <text:p>Exceptions</text:p>
              </table:table-cell>
              <table:table-cell>
                <text:p>If the specified account ID doesn't exist, the TAN is already used or not existant or the amount cannot be parsed, an error message is shown.</text:p>
              </table:table-cell>
            </table:table-row>
            <table:table-row table:style-name="ro19" table:default-cell-style-name="ce1">
              <table:table-cell>
                <text:p>Post-conditions</text:p>
              </table:table-cell>
              <table:table-cell>
                <text:p>The transfer happens if the amount is &lt; 10,000 €. Otherwise, an employee has to approve the transfer.</text:p>
              </table:table-cell>
            </table:table-row>
            <table:table-row table:style-name="ro5" table:default-cell-style-name="ce1">
              <table:table-cell>
                <text:p>Data-formats used</text:p>
              </table:table-cell>
              <table:table-cell>
                <text:p>TAN ([a-zA-Z0-9+/]{15}), number (euros and account ID)</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batch file</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perform multiple transactions with uploading a batch file</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and prepared a batch file. (Format: see next page)</text:p>
              </table:table-cell>
            </table:table-row>
            <table:table-row table:style-name="ro22" table:default-cell-style-name="ce1">
              <table:table-cell>
                <text:p>Main Course of Execution</text:p>
              </table:table-cell>
              <table:table-cell>
                <text:p>The customer clicks on the “New transaction” link on the homepage, and then clicks on “upload a transaction file”. He uploads the file and clicks “submit”.</text:p>
              </table:table-cell>
            </table:table-row>
            <table:table-row table:style-name="ro20" table:default-cell-style-name="ce1">
              <table:table-cell>
                <text:p>Alternate courses</text:p>
              </table:table-cell>
              <table:table-cell>
                <text:p>See previous slide</text:p>
              </table:table-cell>
            </table:table-row>
            <table:table-row table:style-name="ro21" table:default-cell-style-name="ce1">
              <table:table-cell>
                <text:p>Exceptions</text:p>
              </table:table-cell>
              <table:table-cell>
                <text:p>If the specified account ID doesn't exist, the TAN is already used or not existant or the amount cannot be parsed, an error message is shown and all transactions in the file coming after the erroneous transaction won't be executed.</text:p>
              </table:table-cell>
            </table:table-row>
            <table:table-row table:style-name="ro19" table:default-cell-style-name="ce1">
              <table:table-cell>
                <text:p>Post-conditions</text:p>
              </table:table-cell>
              <table:table-cell>
                <text:p>Each transfer happens if the amount is &lt; 10,000 €. Otherwise, an employee has to approve the transfer.</text:p>
              </table:table-cell>
            </table:table-row>
            <table:table-row table:style-name="ro5" table:default-cell-style-name="ce1">
              <table:table-cell>
                <text:p>Data-formats used</text:p>
              </table:table-cell>
              <table:table-cell>
                <text:p>Transaction Batch format, see next page</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Transaction Batch Format</text:p>
          </draw:text-box>
        </draw:frame>
        <draw:frame presentation:style-name="pr4" draw:layer="layout" svg:width="25.199cm" svg:height="12.179cm" svg:x="1.4cm" svg:y="4.914cm" presentation:class="outline" presentation:user-transformed="true">
          <draw:text-box>
            <text:p>TOACCOUNT:7</text:p>
            <text:p>AMOUNT:10.50</text:p>
            <text:p>SUBJECT:Test Transaction about 10 50 Euros</text:p>
            <text:p>TAN:abcdefghij12345</text:p>
            <text:p>----</text:p>
            <text:p>TOACCOUNT:5</text:p>
            <text:p>AMOUNT:10000</text:p>
            <text:p>SUBJECT:Huge transaction about 10000 00 Euros that requires verification</text:p>
            <text:p>TAN:0123456789abcde</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Approval of large transfers</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23" table:default-cell-style-name="ce1">
              <table:table-cell/>
              <table:table-cell/>
            </table:table-row>
            <table:table-row table:style-name="ro24" table:default-cell-style-name="ce1">
              <table:table-cell>
                <text:p>Goal</text:p>
              </table:table-cell>
              <table:table-cell>
                <text:p>End-user (employee) can approve transfers &gt;= 10,000 €</text:p>
              </table:table-cell>
            </table:table-row>
            <table:table-row table:style-name="ro24" table:default-cell-style-name="ce1">
              <table:table-cell>
                <text:p>Actors</text:p>
              </table:table-cell>
              <table:table-cell>
                <text:p>Employee</text:p>
              </table:table-cell>
            </table:table-row>
            <table:table-row table:style-name="ro24" table:default-cell-style-name="ce1">
              <table:table-cell>
                <text:p>Pre-Conditions</text:p>
              </table:table-cell>
              <table:table-cell>
                <text:p>End-user is logged in</text:p>
              </table:table-cell>
            </table:table-row>
            <table:table-row table:style-name="ro25"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4" table:default-cell-style-name="ce1">
              <table:table-cell>
                <text:p>Alternate courses</text:p>
              </table:table-cell>
              <table:table-cell>
                <text:p>None</text:p>
              </table:table-cell>
            </table:table-row>
            <table:table-row table:style-name="ro24" table:default-cell-style-name="ce1">
              <table:table-cell>
                <text:p>Exceptions</text:p>
              </table:table-cell>
              <table:table-cell>
                <text:p>None</text:p>
              </table:table-cell>
            </table:table-row>
            <table:table-row table:style-name="ro26" table:default-cell-style-name="ce1">
              <table:table-cell>
                <text:p>Post-conditions</text:p>
              </table:table-cell>
              <table:table-cell>
                <text:p>If the employee clicked “verify”, the transaction gets performed, if the employee clicked “drop”, the transaction gets dropped.</text:p>
              </table:table-cell>
            </table:table-row>
            <table:table-row table:style-name="ro27" table:default-cell-style-name="ce1">
              <table:table-cell>
                <text:p>Data-formats used</text:p>
              </table:table-cell>
              <table:table-cell>
                <text:p>None</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Approval of registrations</text:p>
          </draw:text-box>
        </draw:frame>
        <draw:frame draw:style-name="standard" draw:layer="layout" svg:width="25.198cm" svg:height="12.302cm" svg:x="1.4cm" svg:y="4.914cm" presentation:class="table" presentation:user-transformed="true">
          <table:table table:template-name="default" table:use-first-row-styles="true" table:use-banding-rows-styles="true">
            <table:table-column table:style-name="co1"/>
            <table:table-column table:style-name="co2"/>
            <table:table-row table:style-name="ro28" table:default-cell-style-name="ce1">
              <table:table-cell/>
              <table:table-cell/>
            </table:table-row>
            <table:table-row table:style-name="ro28" table:default-cell-style-name="ce1">
              <table:table-cell>
                <text:p>Goal</text:p>
              </table:table-cell>
              <table:table-cell>
                <text:p>End-user (employee) can approve registrations</text:p>
              </table:table-cell>
            </table:table-row>
            <table:table-row table:style-name="ro28" table:default-cell-style-name="ce1">
              <table:table-cell>
                <text:p>Actors</text:p>
              </table:table-cell>
              <table:table-cell>
                <text:p>Employee</text:p>
              </table:table-cell>
            </table:table-row>
            <table:table-row table:style-name="ro28" table:default-cell-style-name="ce1">
              <table:table-cell>
                <text:p>Pre-Conditions</text:p>
              </table:table-cell>
              <table:table-cell>
                <text:p>End-user is logged in</text:p>
              </table:table-cell>
            </table:table-row>
            <table:table-row table:style-name="ro29"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8" table:default-cell-style-name="ce1">
              <table:table-cell>
                <text:p>Alternate courses</text:p>
              </table:table-cell>
              <table:table-cell>
                <text:p>None</text:p>
              </table:table-cell>
            </table:table-row>
            <table:table-row table:style-name="ro28" table:default-cell-style-name="ce1">
              <table:table-cell>
                <text:p>Exceptions</text:p>
              </table:table-cell>
              <table:table-cell>
                <text:p>None</text:p>
              </table:table-cell>
            </table:table-row>
            <table:table-row table:style-name="ro30" table:default-cell-style-name="ce1">
              <table:table-cell>
                <text:p>Post-conditions</text:p>
              </table:table-cell>
              <table:table-cell>
                <text:p>If the employee clicked “verify”, the new user will be allowed to login. If it is a new customer (no employee), a list of TANs is generated and sent per e-mail. If the employee clicked “drop” instead, the registration gets dropped.</text:p>
              </table:table-cell>
            </table:table-row>
            <table:table-row table:style-name="ro28" table:default-cell-style-name="ce1">
              <table:table-cell>
                <text:p>Data-formats used</text:p>
              </table:table-cell>
              <table:table-cell>
                <text:p>None</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as PDF</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text:span text:style-name="T5">Goal</text:span></text:p>
              </table:table-cell>
              <table:table-cell>
                <text:p><text:span text:style-name="T5">End-user (customer or employee) can export the transaction history as PDF.</text:span></text:p>
              </table:table-cell>
            </table:table-row>
            <table:table-row table:style-name="ro16" table:default-cell-style-name="ce1">
              <table:table-cell>
                <text:p><text:span text:style-name="T5">Actors</text:span></text:p>
              </table:table-cell>
              <table:table-cell>
                <text:p><text:span text:style-name="T5">Customer/Employee</text:span></text:p>
              </table:table-cell>
            </table:table-row>
            <table:table-row table:style-name="ro16" table:default-cell-style-name="ce1">
              <table:table-cell>
                <text:p><text:span text:style-name="T5">Pre-Conditions</text:span></text:p>
              </table:table-cell>
              <table:table-cell>
                <text:p><text:span text:style-name="T5">End-user is logged in and knows the account ID</text:span></text:p>
              </table:table-cell>
            </table:table-row>
            <table:table-row table:style-name="ro15" table:default-cell-style-name="ce1">
              <table:table-cell>
                <text:p><text:span text:style-name="T5">Main Course of Execution</text:span></text:p>
              </table:table-cell>
              <table:table-cell>
                <text:p><text:span text:style-name="T5">A customer clicks on the “Print PDF” link, an employee can enter the ID of a customer and then click on the “Print PDF” link.</text:span></text:p>
              </table:table-cell>
            </table:table-row>
            <table:table-row table:style-name="ro16" table:default-cell-style-name="ce1">
              <table:table-cell>
                <text:p><text:span text:style-name="T5">Alternate courses</text:span></text:p>
              </table:table-cell>
              <table:table-cell>
                <text:p><text:span text:style-name="T5">None</text:span></text:p>
              </table:table-cell>
            </table:table-row>
            <table:table-row table:style-name="ro15" table:default-cell-style-name="ce1">
              <table:table-cell>
                <text:p><text:span text:style-name="T5">Exceptions</text:span></text:p>
              </table:table-cell>
              <table:table-cell>
                <text:p><text:span text:style-name="T5">If the specified account ID doesn't exist, an error message is shown.</text:span></text:p>
              </table:table-cell>
            </table:table-row>
            <table:table-row table:style-name="ro16" table:default-cell-style-name="ce1">
              <table:table-cell>
                <text:p><text:span text:style-name="T5">Post-conditions</text:span></text:p>
              </table:table-cell>
              <table:table-cell>
                <text:p><text:span text:style-name="T5">A download of the PDF file is initiated</text:span></text:p>
              </table:table-cell>
            </table:table-row>
            <table:table-row table:style-name="ro17" table:default-cell-style-name="ce1">
              <table:table-cell>
                <text:p><text:span text:style-name="T5">Data-formats used</text:span></text:p>
              </table:table-cell>
              <table:table-cell>
                <text:p><text:span text:style-name="T5">None</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Cantarel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family="Cantarell" style:font-pitch="variable" fo:font-size="28pt" style:font-size-asian="28pt" style:font-size-complex="28pt"/>
    </style:style>
    <style:style style:name="Default-outline3" style:family="presentation" style:parent-style-name="Default-outline2">
      <style:paragraph-properties fo:margin-top="0.3cm" fo:margin-bottom="0cm"/>
      <style:text-properties fo:font-family="Cantarell" style:font-pitch="variable" fo:font-size="24pt" style:font-size-asian="24pt" style:font-size-complex="24pt"/>
    </style:style>
    <style:style style:name="Default-outline4" style:family="presentation" style:parent-style-name="Default-outline3">
      <style:paragraph-properties fo:margin-top="0.2cm" fo:margin-bottom="0cm"/>
      <style:text-properties fo:font-family="Cantarell" style:font-pitch="variable" fo:font-size="20pt" style:font-size-asian="20pt" style:font-size-complex="20pt"/>
    </style:style>
    <style:style style:name="Default-outline5" style:family="presentation" style:parent-style-name="Default-outline4">
      <style:paragraph-properties fo:margin-top="0.1cm" fo:margin-bottom="0cm"/>
      <style:text-properties fo:font-family="Cantarell" style:font-pitch="variable" fo:font-size="20pt" style:font-size-asian="20pt" style:font-size-complex="20pt"/>
    </style:style>
    <style:style style:name="Default-outline6" style:family="presentation" style:parent-style-name="Default-outline5">
      <style:paragraph-properties fo:margin-top="0.1cm" fo:margin-bottom="0cm"/>
      <style:text-properties fo:font-family="Cantarell" style:font-pitch="variable" fo:font-size="20pt" style:font-size-asian="20pt" style:font-size-complex="20pt"/>
    </style:style>
    <style:style style:name="Default-outline7" style:family="presentation" style:parent-style-name="Default-outline6">
      <style:paragraph-properties fo:margin-top="0.1cm" fo:margin-bottom="0cm"/>
      <style:text-properties fo:font-family="Cantarell"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tarell"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tarell"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Slide </text:span><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1-01T17:49:16.219148967</meta:creation-date>
    <dc:date>2015-11-02T20:53:32.36</dc:date>
    <meta:editing-duration>PT2H3M3S</meta:editing-duration>
    <meta:editing-cycles>11</meta:editing-cycles>
    <meta:generator>OpenOffice/4.1.1$Win32 OpenOffice.org_project/411m6$Build-9775</meta:generator>
    <meta:document-statistic meta:object-count="87"/>
  </office:meta>
</office:document-meta>
</file>